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fo:font-size="24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-33% 58%"/>
    </style:style>
    <style:style style:name="T7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6pt" style:font-size-asian="36pt" style:font-size-complex="36pt"/>
    </style:style>
    <style:style style:name="T10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bedingungen</text:span> sind Bedingungen, die die freie Bewegung der Systemteilchen einschränken (<text:span text:style-name="T2">geometrische Bindungen</text:span>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kräf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kräfte</text:span> sind Kräfte, die die Zwangsbedingungen bewirken, also die freie Teilchenbewegung behindern (z.B. Auflagekräfte, Fadenspannung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chwierigkeiten ergeben sich bei der Behandlung eines mechanischen<text:line-break/>Problems, wenn Zwangsbedingungen vorliegen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p text:style-name="P1">Zwangskräfte sind im allgemeinen unbekannt</text:p>
              </text:list-item>
              <text:list-item>
                <text:p text:style-name="P1">Die Teilchenkoordinaten <text:span text:style-name="T3">r</text:span><text:span text:style-name="T4">i</text:span> = (<text:span text:style-name="T2">x</text:span><text:span text:style-name="T4">i</text:span>,<text:span text:style-name="T2">y</text:span><text:span text:style-name="T4">i</text:span>,<text:span text:style-name="T2">z</text:span><text:span text:style-name="T4">i</text:span>), <text:span text:style-name="T2">i</text:span> = 1,2,...,N sind wegen der Zwangsbedingungen nicht unabhängig voneinan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 text:style-name="P2"><text:span text:style-name="T5">Wie versucht man die wegen der Zwangsbedingungen nicht unabhängigen Teilchenkoordinaten mathematisch einfacher zu handhab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Man versucht sie durch linear unabhängige, verallgemeinerte Koordinaten zu er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Was sind 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 in der folgenden Form: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skler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ind holonome Zwangsbedingungen, die nicht explizit zeitabhängig sind, also Bedingungen der Form 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für die zusätzlich gilt:</text:p>
            <text:p/>
          </draw:text-box>
        </draw:frame>
        <draw:frame draw:style-name="gr2" draw:text-style-name="P3" draw:layer="layout" svg:width="7.986cm" svg:height="2.192cm" svg:x="10.006cm" svg:y="12.903cm">
          <text:p/>
          <draw:object xlink:href="../Holonom-skleronom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rhe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 sind holonome Zwangsbedingungen mit expliziter Zeitabhängigkeit:</text:p>
          </draw:text-box>
        </draw:frame>
        <draw:frame draw:style-name="gr2" draw:text-style-name="P3" draw:layer="layout" svg:width="7.986cm" svg:height="2.192cm" svg:x="10.006cm" svg:y="12.203cm">
          <text:p/>
          <draw:object xlink:href="../Holonom-rheono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Vorteil holonom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Holonome Zwangsbedingungen reduzieren die Zahl der Freiheitsgrade. Ein <text:span text:style-name="T2">N</text:span><text:span text:style-name="T8">-Teilchensystem hat ohne Zwang 3</text:span><text:span text:style-name="T2">N</text:span><text:span text:style-name="T8"> Freiheitsgrade, bei </text:span><text:span text:style-name="T2">p</text:span><text:span text:style-name="T8"> holonomen Zwangsbedingungen sind es dann nur noch</text:span></text:p>
            <text:p><text:span text:style-name="T2">S</text:span><text:span text:style-name="T8"> = 3</text:span><text:span text:style-name="T2">N</text:span><text:span text:style-name="T8"> - </text:span>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nicht-holonome Zwangsbeding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generalisierte Koordinaten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nfigurationsraum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r virtuellen Verrück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virtueller Arbei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as Prinzip der virtuellen Arbei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werden Reibungskräfte nicht zu den Zwangskräften gezähl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generalisierte Kraft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Lagrange-Gleichungen unter Punkt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verallgemeinerte Impuls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yklische Koordina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arameterdarstellung der Zykloi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9">Welche Form haben die aus dem d’Alembert’schen Prinzip folgenden Bewegungsgleichungen für nicht-konservative Systeme mit holonomen Zwangsbedingun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ingungen müssen „verallgemeinerte Potentiale“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önnen „verallgemeinerte Potentiale“ auch von den generalisierten Geschwindigkeiten abhä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Lagrange-Funktion unterliegt ein geladenes Teilchen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n die generalisierten Impulse eines geladenen Teilche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ie Lagrange-Funktion eines geladenen Teilchen bei einer Eichtransformation ϕ → ϕ − (∂|∂t)χ ; A → A + ∇χ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mit den Bewegungsgleichungen bei einer Eichtransformation ϕ → ϕ − (∂|∂t)χ ; A → A + ∇χ? 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echanischen Eich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Systeme, die Reibungskräften unterlie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besitzt die Dissipations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Methode der Lagrange’schen Multiplikator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Lagrange’schen Bewegungsgleichungen 1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hysikalische Bedeutung kann den Lagrange’schen Multiplikatoren zugeschrieben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Differential- und Integralprinzipi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Konfigurationsbah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as Hamilton’sche Prinzip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die zur Variation zugelassenen Bahnen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irkungsfunktion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Variation des Funktionals J{y(x)}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Euler’sche Gleichung an und skizzieren Sie ihre Herleit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Brachystochronenprobl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6" draw:layer="layout" svg:width="25.199cm" svg:height="4.027cm" svg:x="1.4cm" svg:y="0.575cm" presentation:class="title" presentation:user-transformed="true">
          <draw:text-box>
            <text:p><text:span text:style-name="T10">Wie leitet man aus dem Hamilton’schen Prinzip für konservative Systeme mit nicht-holonomen Zwangsbedingungen die Lagrange’schen Bewegungsgleichungen 1. Ar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Hamilton’sche Prinzip für nicht-konservative System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s Wirkungsfunktional ist beim Hamilton’schen Prinzip für nicht-konservative Systeme zu vari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Von welcher Art sind die Bewegungsgleichungen, die aus dem „erweiterten“ Hamilton’schen Prinzip fol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tegral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arum ist es günstig, in der Lagrange-Formulierung eines physikalischen Problems möglichst viele generalisierte Koordinaten zyklisch zu wäh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zeitlich homo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Lagrange-Funktion in einem zeit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zeitlichen Homogenität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die Hamilton-Funktion mit der Gesamtenergie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System als räumlich homogen zu bezei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ie Lagrange-Funktion in einem räum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Homogenität des Raum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der Impulserhaltung und Symmetriericht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manifestiert sich räumliche Isotropie in der Lagrange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Gesamtdrehmoment bei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6" draw:layer="layout" svg:width="25.199cm" svg:height="4.027cm" svg:x="1.4cm" svg:y="0.575cm" presentation:class="title" presentation:user-transformed="true">
          <draw:text-box>
            <text:p><text:span text:style-name="T10">Welche Symmetriebedingung muss an die auf das i-te Teilchen wirkende Kraft gestellt werden, damit die x-Komponente des Drehimpulses ein Integral der Bewegun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3-09T09:47:22.525000000</dc:date>
    <meta:document-statistic meta:object-count="275"/>
  </office:meta>
</office:document-meta>
</file>